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paragraph-properties fo:margin-top="0in" fo:margin-bottom="0in"/>
    </style:style>
    <style:style style:name="P37" style:family="paragraph" style:parent-style-name="Text_20_body" style:list-style-name="L2">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office:automatic-styles>
  <office:body>
    <office:text>
      <text:p text:style-name="Title">While and For Loops</text:p>
      <text:p text:style-name="Author"><text:a xlink:type="simple" xlink:href="https://csci-1301.github.io/about#authors" office:name=""><text:span text:style-name="Definition">https://csci-1301.github.io/about#authors</text:span></text:a></text:p>
      <text:p text:style-name="Date">June 16, 2021 (08:36:1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a-simple-loop"/>A Simple Loop<text:bookmark-end text:name="a-simple-loop"/></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could you change your program so that it would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could you change your program so that it would display on the screen the divisors of the integer entered (i.e., for <draw:frame draw:style-name="fr1" text:anchor-type="as-char"><draw:object xlink:href="Formula-12/" xlink:type="simple" xlink:show="embed" xlink:actuate="onLoad"/></draw:frame>, only <draw:frame draw:style-name="fr1" text:anchor-type="as-char"><draw:object xlink:href="Formula-14/" xlink:type="simple" xlink:show="embed" xlink:actuate="onLoad"/></draw:frame> and <draw:frame draw:style-name="fr1" text:anchor-type="as-char"><draw:object xlink:href="Formula-16/" xlink:type="simple" xlink:show="embed" xlink:actuate="onLoad"/></draw:frame>)?</text:p>
        </text:list-item>
      </text:list>
      <text:p text:style-name="First_20_paragraph">You can modify your program to check your answers to the previous questions. Once you are done, modify your original program in these two respects:</text:p>
      <text:list text:style-name="L2">
        <text:list-item>
          <text:p text:style-name="P37">Once the result of the computation is displayed on the screen, ask the user if (s)he wants to compute the sum using another integer or quit, and act accordingly.</text:p>
        </text:list-item>
        <text:list-item>
          <text:p text:style-name="P37">Add some input validation: floating-point values, non-numeric strings and negative values should not be allowed (i.e., your program should ask for another value).</text:p>
        </text:list-item>
      </text:list>
      <text:h text:style-name="Heading_20_1" text:outline-level="1"><text:bookmark-start text:name="pushing-further-optional"/>Pushing Further (Optional)<text:bookmark-end text:name="pushing-further-optional"/></text:h>
      <text:h text:style-name="Heading_20_2" text:outline-level="2"><text:bookmark-start text:name="continue-and-break"/><text:span text:style-name="KeywordTok">continue</text:span> and <text:span text:style-name="KeywordTok">break</text:span><text:bookmark-end text:name="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8">for (int i = 1; i &lt;= 5; i++)</text:p>
      <text:p text:style-name="P39">{</text:p>
      <text:p text:style-name="P40"><text:s text:c="4"/>if (i == 3) continue;</text:p>
      <text:p text:style-name="P41"><text:s text:c="4"/>Console.Write(i + " ");</text:p>
      <text:p text:style-name="P42">}</text:p>
      <text:p text:style-name="P43">for (int i = 1; i &lt;= 5; i++)</text:p>
      <text:p text:style-name="P44">{</text:p>
      <text:p text:style-name="P45"><text:s text:c="4"/>if (i == 3) break;</text:p>
      <text:p text:style-name="P46"><text:s text:c="4"/>Console.Write(i + " ");</text:p>
      <text:p text:style-name="P47">}</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what we discussed in class. It is</text:p>
      <text:p text:style-name="P48">for(&lt;initializations&gt;; &lt;condition&gt;; &lt;updates&gt;)</text:p>
      <text:p text:style-name="P49">{</text:p>
      <text:p text:style-name="P50"><text:s text:c="4"/>&lt;statement block&gt;</text:p>
      <text:p text:style-name="P51">}</text:p>
      <text:p text:style-name="First_20_paragraph">That is, there can be more than one initialization (but only if the variables all have the same datatype) and more than one update. This means there are legal statements like:</text:p>
      <text:p text:style-name="P52">for(int z = 0, y = 10; z &lt; y ; z++)</text:p>
      <text:p text:style-name="P53">{ </text:p>
      <text:p text:style-name="P54"><text:s text:c="4"/>Console.WriteLine($"{z} + {y} = {z+y}"); </text:p>
      <text:p text:style-name="P55">}</text:p>
      <text:p text:style-name="First_20_paragraph">or</text:p>
      <text:p text:style-name="P56">for (int x = 0, y = 12 ; x != y; x++, y--)</text:p>
      <text:p text:style-name="P57"><text:s text:c="4"/>Console.WriteLine($"The difference between {x} and {y} is {x - y}");</text:p>
      <text:p text:style-name="First_20_paragraph">Also, the initialization, as well as the update condition, are actually optional: we could have</text:p>
      <text:p text:style-name="P58">int w = 0;</text:p>
      <text:p text:style-name="P59">for (; w &lt; 5; w++) </text:p>
      <text:p text:style-name="P60">{ </text:p>
      <text:p text:style-name="P61"><text:s text:c="4"/>Console.WriteLine(w); </text:p>
      <text:p text:style-name="P62">}</text:p>
      <text:p text:style-name="First_20_paragraph">and</text:p>
      <text:p text:style-name="P63">for(int r = 10; r &gt; 0;) </text:p>
      <text:p text:style-name="P64">{ </text:p>
      <text:p text:style-name="P65"><text:s text:c="4"/>Console.WriteLine(r--); </text:p>
      <text:p text:style-name="P66">}</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6:23Z</meta:creation-date>
    <dc:date>2021-06-17T00:36:23Z</dc:date>
    <meta:user-defined meta:name="date" meta:value-type="string">June  16, 2021 (08:36:1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2/content.xml><?xml version="1.0" encoding="utf-8"?>
<math xmlns="http://www.w3.org/1998/Math/MathML" display="inline">
  <mn>5</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